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13" manifest:media-type="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6" manifest:media-type="application/x-openoffice-gdimetafile;windows_formatname=&quot;GDIMetaFile&quot;"/>
  <manifest:file-entry manifest:full-path="ObjectReplacements/Object 15" manifest:media-type=""/>
  <manifest:file-entry manifest:full-path="ObjectReplacements/Object 12" manifest:media-type="application/x-openoffice-gdimetafile;windows_formatname=&quot;GDIMetaFile&quot;"/>
  <manifest:file-entry manifest:full-path="ObjectReplacements/Object 3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1" manifest:media-type="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9973" officeooo:paragraph-rsid="00069973" style:font-weight-asian="bold" style:font-weight-complex="bold"/>
    </style:style>
    <style:style style:name="P2" style:family="paragraph" style:parent-style-name="Standard">
      <style:text-properties fo:font-weight="bold" officeooo:rsid="00069973" officeooo:paragraph-rsid="0018d961" style:font-weight-asian="bold" style:font-weight-complex="bold"/>
    </style:style>
    <style:style style:name="P3" style:family="paragraph" style:parent-style-name="Standard">
      <style:text-properties fo:font-weight="bold" officeooo:rsid="00069973" officeooo:paragraph-rsid="00342617" style:font-weight-asian="bold" style:font-weight-complex="bold"/>
    </style:style>
    <style:style style:name="P4" style:family="paragraph" style:parent-style-name="Standard">
      <style:text-properties fo:font-weight="bold" officeooo:rsid="001ba04b" officeooo:paragraph-rsid="00258e17" style:font-weight-asian="bold" style:font-weight-complex="bold"/>
    </style:style>
    <style:style style:name="P5" style:family="paragraph" style:parent-style-name="Standard">
      <style:text-properties officeooo:rsid="00097b98" officeooo:paragraph-rsid="00097b98"/>
    </style:style>
    <style:style style:name="P6" style:family="paragraph" style:parent-style-name="Standard">
      <style:text-properties officeooo:rsid="00069973" officeooo:paragraph-rsid="00258e17"/>
    </style:style>
    <style:style style:name="P7" style:family="paragraph" style:parent-style-name="Standard">
      <style:text-properties officeooo:rsid="00069973" officeooo:paragraph-rsid="0018d961"/>
    </style:style>
    <style:style style:name="P8" style:family="paragraph" style:parent-style-name="Standard">
      <style:text-properties style:text-position="0% 100%" fo:font-weight="bold" officeooo:rsid="0016cd02" officeooo:paragraph-rsid="0016cd02" style:font-weight-asian="bold" style:font-weight-complex="bold"/>
    </style:style>
    <style:style style:name="P9" style:family="paragraph" style:parent-style-name="Standard">
      <style:text-properties style:text-position="0% 100%" fo:font-weight="bold" officeooo:rsid="0013c9fb" officeooo:paragraph-rsid="00258e17" style:font-weight-asian="bold" style:font-weight-complex="bold"/>
    </style:style>
    <style:style style:name="P10" style:family="paragraph" style:parent-style-name="Standard">
      <style:text-properties style:text-position="0% 100%" fo:font-weight="bold" officeooo:rsid="0009e4fb" officeooo:paragraph-rsid="0009e4fb" style:font-weight-asian="bold" style:font-weight-complex="bold"/>
    </style:style>
    <style:style style:name="P11" style:family="paragraph" style:parent-style-name="Standard">
      <style:text-properties style:text-position="0% 100%" fo:font-weight="bold" officeooo:rsid="0009e4fb" officeooo:paragraph-rsid="00342617" style:font-weight-asian="bold" style:font-weight-complex="bold"/>
    </style:style>
    <style:style style:name="P12" style:family="paragraph" style:parent-style-name="Standard">
      <style:text-properties style:text-position="0% 100%" fo:font-size="12pt" fo:font-weight="bold" officeooo:rsid="00273979" officeooo:paragraph-rsid="002bf311" style:font-size-asian="12pt" style:font-weight-asian="bold" style:font-size-complex="12pt" style:font-weight-complex="bold"/>
    </style:style>
    <style:style style:name="P13" style:family="paragraph" style:parent-style-name="Standard">
      <style:text-properties style:text-position="0% 100%" officeooo:rsid="0009e4fb" officeooo:paragraph-rsid="00342617"/>
    </style:style>
    <style:style style:name="P14" style:family="paragraph" style:parent-style-name="Standard">
      <style:text-properties officeooo:rsid="0018d961" officeooo:paragraph-rsid="0018d961"/>
    </style:style>
    <style:style style:name="P15" style:family="paragraph" style:parent-style-name="Standard">
      <style:text-properties officeooo:paragraph-rsid="00258e17"/>
    </style:style>
    <style:style style:name="P16" style:family="paragraph" style:parent-style-name="Standard">
      <style:text-properties officeooo:rsid="002bf311" officeooo:paragraph-rsid="002bf311"/>
    </style:style>
    <style:style style:name="P17" style:family="paragraph" style:parent-style-name="Standard" style:list-style-name="L1">
      <style:text-properties officeooo:paragraph-rsid="00097b98"/>
    </style:style>
    <style:style style:name="P18" style:family="paragraph" style:parent-style-name="Standard" style:list-style-name="L2">
      <style:text-properties officeooo:paragraph-rsid="0018d961"/>
    </style:style>
    <style:style style:name="P19" style:family="paragraph" style:parent-style-name="Standard" style:list-style-name="L2">
      <style:text-properties officeooo:rsid="0012c405" officeooo:paragraph-rsid="0012c405"/>
    </style:style>
    <style:style style:name="P20" style:family="paragraph" style:parent-style-name="Standard" style:list-style-name="L2">
      <style:text-properties officeooo:rsid="0012c405" officeooo:paragraph-rsid="0018d961"/>
    </style:style>
    <style:style style:name="P21" style:family="paragraph" style:parent-style-name="Standard" style:list-style-name="L2">
      <style:text-properties fo:font-weight="bold" officeooo:rsid="001d4095" officeooo:paragraph-rsid="0018d961" style:font-weight-asian="bold" style:font-weight-complex="bold"/>
    </style:style>
    <style:style style:name="P22" style:family="paragraph" style:parent-style-name="Standard" style:list-style-name="L6">
      <style:text-properties fo:font-weight="bold" officeooo:rsid="00069973" officeooo:paragraph-rsid="00342617" style:font-weight-asian="bold" style:font-weight-complex="bold"/>
    </style:style>
    <style:style style:name="P23" style:family="paragraph" style:parent-style-name="Standard" style:list-style-name="L2">
      <style:text-properties officeooo:rsid="001d4095" officeooo:paragraph-rsid="0018d961"/>
    </style:style>
    <style:style style:name="P24" style:family="paragraph" style:parent-style-name="Standard" style:list-style-name="L2">
      <style:text-properties style:text-position="0% 100%" officeooo:rsid="001d4095" officeooo:paragraph-rsid="0018d961"/>
    </style:style>
    <style:style style:name="P25" style:family="paragraph" style:parent-style-name="Standard" style:list-style-name="L2">
      <style:text-properties style:text-position="0% 100%" officeooo:rsid="00186586" officeooo:paragraph-rsid="0018d961"/>
    </style:style>
    <style:style style:name="P26" style:family="paragraph" style:parent-style-name="Standard" style:list-style-name="L6">
      <style:text-properties style:text-position="0% 100%" fo:font-size="12pt" officeooo:rsid="001e5d3e" officeooo:paragraph-rsid="002bf311" style:font-size-asian="12pt" style:font-size-complex="12pt"/>
    </style:style>
    <style:style style:name="P27" style:family="paragraph" style:parent-style-name="Standard" style:list-style-name="L6">
      <style:text-properties style:text-position="0% 100%" fo:font-size="12pt" officeooo:rsid="001e5d3e" officeooo:paragraph-rsid="002c653b" style:font-size-asian="12pt" style:font-size-complex="12pt"/>
    </style:style>
    <style:style style:name="P28" style:family="paragraph" style:parent-style-name="Standard" style:list-style-name="L7">
      <style:text-properties style:text-position="0% 100%" fo:font-size="12pt" officeooo:rsid="001e5d3e" officeooo:paragraph-rsid="002661c7" style:font-size-asian="12pt" style:font-size-complex="12pt"/>
    </style:style>
    <style:style style:name="P29" style:family="paragraph" style:parent-style-name="Standard" style:list-style-name="L7">
      <style:text-properties style:text-position="0% 100%" fo:font-size="12pt" officeooo:rsid="001e5d3e" officeooo:paragraph-rsid="00300bfc" style:font-size-asian="12pt" style:font-size-complex="12pt"/>
    </style:style>
    <style:style style:name="P30" style:family="paragraph" style:parent-style-name="Standard" style:list-style-name="L7">
      <style:text-properties style:text-position="0% 100%" fo:font-size="12pt" officeooo:rsid="001e5d3e" officeooo:paragraph-rsid="003190fc" style:font-size-asian="12pt" style:font-size-complex="12pt"/>
    </style:style>
    <style:style style:name="P31" style:family="paragraph" style:parent-style-name="Standard" style:list-style-name="L7">
      <style:text-properties style:text-position="0% 100%" fo:font-size="12pt" officeooo:rsid="001e5d3e" officeooo:paragraph-rsid="0032ad9a" style:font-size-asian="12pt" style:font-size-complex="12pt"/>
    </style:style>
    <style:style style:name="P32" style:family="paragraph" style:parent-style-name="Standard" style:list-style-name="L7">
      <style:text-properties style:text-position="0% 100%" fo:font-size="12pt" officeooo:rsid="001e5d3e" officeooo:paragraph-rsid="00273979" style:font-size-asian="12pt" style:font-size-complex="12pt"/>
    </style:style>
    <style:style style:name="P33" style:family="paragraph" style:parent-style-name="Standard" style:list-style-name="L6">
      <style:text-properties style:text-position="0% 100%" fo:font-size="12pt" officeooo:rsid="002afd7f" officeooo:paragraph-rsid="002bf311" style:font-size-asian="12pt" style:font-size-complex="12pt"/>
    </style:style>
    <style:style style:name="P34" style:family="paragraph" style:parent-style-name="Standard" style:list-style-name="L6">
      <style:text-properties style:text-position="0% 100%" fo:font-size="12pt" officeooo:rsid="002afd7f" officeooo:paragraph-rsid="002fad20" style:font-size-asian="12pt" style:font-size-complex="12pt"/>
    </style:style>
    <style:style style:name="P35" style:family="paragraph" style:parent-style-name="Standard" style:list-style-name="L6">
      <style:text-properties style:text-position="0% 100%" fo:font-size="12pt" officeooo:rsid="002afd7f" officeooo:paragraph-rsid="0032ad9a" style:font-size-asian="12pt" style:font-size-complex="12pt"/>
    </style:style>
    <style:style style:name="P36" style:family="paragraph" style:parent-style-name="Standard" style:list-style-name="L6">
      <style:text-properties style:text-position="0% 100%" fo:font-size="12pt" officeooo:rsid="002b7f5a" officeooo:paragraph-rsid="0032ad9a" style:font-size-asian="12pt" style:font-size-complex="12pt"/>
    </style:style>
    <style:style style:name="P37" style:family="paragraph" style:parent-style-name="Standard" style:list-style-name="L6">
      <style:text-properties style:text-position="0% 100%" fo:font-size="12pt" officeooo:rsid="002fad20" officeooo:paragraph-rsid="0032ad9a" style:font-size-asian="12pt" style:font-size-complex="12pt"/>
    </style:style>
    <style:style style:name="P38" style:family="paragraph" style:parent-style-name="Standard" style:list-style-name="L7">
      <style:text-properties style:text-position="0% 100%" fo:font-size="12pt" officeooo:rsid="0032ad9a" officeooo:paragraph-rsid="0032ad9a" style:font-size-asian="12pt" style:font-size-complex="12pt"/>
    </style:style>
    <style:style style:name="P39" style:family="paragraph" style:parent-style-name="Standard">
      <style:text-properties style:text-position="0% 100%" fo:font-size="12pt" fo:font-weight="bold" officeooo:rsid="0020521f" officeooo:paragraph-rsid="00258e17" style:font-size-asian="12pt" style:font-weight-asian="bold" style:font-size-complex="12pt" style:font-weight-complex="bold"/>
    </style:style>
    <style:style style:name="P40" style:family="paragraph" style:parent-style-name="Standard">
      <style:text-properties style:text-position="0% 100%" fo:font-weight="bold" officeooo:rsid="00342617" officeooo:paragraph-rsid="00342617" style:font-weight-asian="bold" style:font-weight-complex="bold"/>
    </style:style>
    <style:style style:name="P41" style:family="paragraph" style:parent-style-name="Standard">
      <style:text-properties style:text-position="0% 100%" fo:font-weight="normal" officeooo:rsid="00342617" officeooo:paragraph-rsid="00342617" style:font-weight-asian="normal" style:font-weight-complex="normal"/>
    </style:style>
    <style:style style:name="P42" style:family="paragraph" style:parent-style-name="Standard" style:list-style-name="L9">
      <style:text-properties style:text-position="0% 100%" fo:font-weight="normal" officeooo:rsid="0016cd02" officeooo:paragraph-rsid="0016cd02" style:font-weight-asian="normal" style:font-weight-complex="normal"/>
    </style:style>
    <style:style style:name="P43" style:family="paragraph" style:parent-style-name="Standard" style:list-style-name="L3">
      <style:text-properties officeooo:paragraph-rsid="0018d961"/>
    </style:style>
    <style:style style:name="P44" style:family="paragraph" style:parent-style-name="Standard" style:list-style-name="L3">
      <style:text-properties officeooo:rsid="0018d961" officeooo:paragraph-rsid="0018d961"/>
    </style:style>
    <style:style style:name="P45" style:family="paragraph" style:parent-style-name="Standard" style:list-style-name="L4">
      <style:text-properties officeooo:paragraph-rsid="0018d961"/>
    </style:style>
    <style:style style:name="P46" style:family="paragraph" style:parent-style-name="Standard" style:list-style-name="L4">
      <style:text-properties officeooo:paragraph-rsid="0021c59b"/>
    </style:style>
    <style:style style:name="P47" style:family="paragraph" style:parent-style-name="Standard" style:list-style-name="L4">
      <style:text-properties officeooo:paragraph-rsid="0022dc9b"/>
    </style:style>
    <style:style style:name="P48" style:family="paragraph" style:parent-style-name="Standard" style:list-style-name="L5">
      <style:text-properties officeooo:paragraph-rsid="00342617"/>
    </style:style>
    <style:style style:name="P49" style:family="paragraph" style:parent-style-name="Standard" style:list-style-name="L5">
      <style:text-properties officeooo:rsid="00069973" officeooo:paragraph-rsid="00342617"/>
    </style:style>
    <style:style style:name="P50" style:family="paragraph" style:parent-style-name="Standard" style:list-style-name="L6">
      <style:text-properties officeooo:rsid="00069973" officeooo:paragraph-rsid="00342617"/>
    </style:style>
    <style:style style:name="P51" style:family="paragraph" style:parent-style-name="Standard">
      <style:text-properties style:text-position="super 58%" officeooo:rsid="000ab4a4" officeooo:paragraph-rsid="00342617"/>
    </style:style>
    <style:style style:name="P52" style:family="paragraph" style:parent-style-name="Standard" style:list-style-name="L6">
      <style:text-properties officeooo:paragraph-rsid="00342617"/>
    </style:style>
    <style:style style:name="P53" style:family="paragraph" style:parent-style-name="Standard" style:list-style-name="L6">
      <style:text-properties officeooo:rsid="00211588" officeooo:paragraph-rsid="00342617"/>
    </style:style>
    <style:style style:name="P54" style:family="paragraph" style:parent-style-name="Standard" style:list-style-name="L8">
      <style:text-properties officeooo:paragraph-rsid="00342617"/>
    </style:style>
    <style:style style:name="P55" style:family="paragraph" style:parent-style-name="Standard" style:list-style-name="L9">
      <style:text-properties officeooo:paragraph-rsid="001ac7de"/>
    </style:style>
    <style:style style:name="P56" style:family="paragraph" style:parent-style-name="Standard" style:list-style-name="L9">
      <style:text-properties officeooo:paragraph-rsid="001c554d"/>
    </style:style>
    <style:style style:name="T1" style:family="text">
      <style:text-properties officeooo:rsid="00069973"/>
    </style:style>
    <style:style style:name="T2" style:family="text">
      <style:text-properties officeooo:rsid="00070182"/>
    </style:style>
    <style:style style:name="T3" style:family="text">
      <style:text-properties style:text-position="sub 58%" officeooo:rsid="00070182"/>
    </style:style>
    <style:style style:name="T4" style:family="text">
      <style:text-properties style:text-position="sub 58%" officeooo:rsid="000780e0"/>
    </style:style>
    <style:style style:name="T5" style:family="text">
      <style:text-properties style:text-position="sub 58%" officeooo:rsid="002a8add"/>
    </style:style>
    <style:style style:name="T6" style:family="text">
      <style:text-properties style:text-position="sub 58%" officeooo:rsid="002bf311"/>
    </style:style>
    <style:style style:name="T7" style:family="text">
      <style:text-properties style:text-position="sub 58%" officeooo:rsid="002fad20"/>
    </style:style>
    <style:style style:name="T8" style:family="text">
      <style:text-properties style:text-position="sub 58%" officeooo:rsid="00300bfc"/>
    </style:style>
    <style:style style:name="T9" style:family="text">
      <style:text-properties style:text-position="sub 58%" officeooo:rsid="0032ad9a"/>
    </style:style>
    <style:style style:name="T10" style:family="text">
      <style:text-properties style:text-position="sub 58%" officeooo:rsid="00342617"/>
    </style:style>
    <style:style style:name="T11" style:family="text">
      <style:text-properties style:text-position="sub 58%" fo:font-weight="normal" officeooo:rsid="00342617" style:font-weight-asian="normal" style:font-weight-complex="normal"/>
    </style:style>
    <style:style style:name="T12" style:family="text">
      <style:text-properties style:text-position="sub 58%" fo:font-size="12pt" fo:font-weight="normal" officeooo:rsid="00342617" style:font-size-asian="12pt" style:font-weight-asian="normal" style:font-size-complex="12pt" style:font-weight-complex="normal"/>
    </style:style>
    <style:style style:name="T13" style:family="text">
      <style:text-properties style:text-position="0% 100%" officeooo:rsid="00070182"/>
    </style:style>
    <style:style style:name="T14" style:family="text">
      <style:text-properties style:text-position="0% 100%" officeooo:rsid="000780e0"/>
    </style:style>
    <style:style style:name="T15" style:family="text">
      <style:text-properties style:text-position="0% 100%" officeooo:rsid="001d4095"/>
    </style:style>
    <style:style style:name="T16" style:family="text">
      <style:text-properties style:text-position="0% 100%" officeooo:rsid="0009e4fb"/>
    </style:style>
    <style:style style:name="T17" style:family="text">
      <style:text-properties style:text-position="0% 100%" officeooo:rsid="000ab4a4"/>
    </style:style>
    <style:style style:name="T18" style:family="text">
      <style:text-properties style:text-position="0% 100%" fo:font-weight="normal" officeooo:rsid="001ac7de" style:font-weight-asian="normal" style:font-weight-complex="normal"/>
    </style:style>
    <style:style style:name="T19" style:family="text">
      <style:text-properties style:text-position="0% 100%" fo:font-weight="normal" officeooo:rsid="00342617" style:font-weight-asian="normal" style:font-weight-complex="normal"/>
    </style:style>
    <style:style style:name="T20" style:family="text">
      <style:text-properties style:text-position="0% 100%" officeooo:rsid="00342617"/>
    </style:style>
    <style:style style:name="T21" style:family="text">
      <style:text-properties style:text-position="0% 100%" fo:font-size="12pt" fo:font-weight="bold" style:font-size-asian="12pt" style:font-weight-asian="bold" style:font-size-complex="12pt" style:font-weight-complex="bold"/>
    </style:style>
    <style:style style:name="T22" style:family="text">
      <style:text-properties style:text-position="0% 100%" fo:font-size="12pt" fo:font-weight="bold" officeooo:rsid="0032ad9a" style:font-size-asian="12pt" style:font-weight-asian="bold" style:font-size-complex="12pt" style:font-weight-complex="bold"/>
    </style:style>
    <style:style style:name="T23" style:family="text">
      <style:text-properties style:text-position="0% 100%" fo:font-size="12pt" fo:font-weight="normal" officeooo:rsid="00342617" style:font-size-asian="12pt" style:font-weight-asian="normal" style:font-size-complex="12pt" style:font-weight-complex="normal"/>
    </style:style>
    <style:style style:name="T24" style:family="text">
      <style:text-properties style:text-position="super 58%" officeooo:rsid="001d4095"/>
    </style:style>
    <style:style style:name="T25" style:family="text">
      <style:text-properties style:text-position="super 58%" officeooo:rsid="0009e4fb"/>
    </style:style>
    <style:style style:name="T26" style:family="text">
      <style:text-properties style:text-position="super 58%" officeooo:rsid="000ab4a4"/>
    </style:style>
    <style:style style:name="T27" style:family="text">
      <style:text-properties officeooo:rsid="001ba04b"/>
    </style:style>
    <style:style style:name="T28" style:family="text">
      <style:text-properties officeooo:rsid="001d4095"/>
    </style:style>
    <style:style style:name="T29" style:family="text">
      <style:text-properties officeooo:rsid="00097b98"/>
    </style:style>
    <style:style style:name="T30" style:family="text">
      <style:text-properties officeooo:rsid="000b26d4"/>
    </style:style>
    <style:style style:name="T31" style:family="text">
      <style:text-properties officeooo:rsid="0012c405"/>
    </style:style>
    <style:style style:name="T32" style:family="text">
      <style:text-properties officeooo:rsid="00186586"/>
    </style:style>
    <style:style style:name="T33" style:family="text">
      <style:text-properties officeooo:rsid="0018d961"/>
    </style:style>
    <style:style style:name="T34" style:family="text">
      <style:text-properties officeooo:rsid="001c554d"/>
    </style:style>
    <style:style style:name="T35" style:family="text">
      <style:text-properties officeooo:rsid="001d82ce"/>
    </style:style>
    <style:style style:name="T36" style:family="text">
      <style:text-properties officeooo:rsid="0021c59b"/>
    </style:style>
    <style:style style:name="T37" style:family="text">
      <style:text-properties officeooo:rsid="0022dc9b"/>
    </style:style>
    <style:style style:name="T38" style:family="text">
      <style:text-properties officeooo:rsid="0023f14a"/>
    </style:style>
    <style:style style:name="T39" style:family="text">
      <style:text-properties officeooo:rsid="002661c7"/>
    </style:style>
    <style:style style:name="T40" style:family="text">
      <style:text-properties officeooo:rsid="00273979"/>
    </style:style>
    <style:style style:name="T41" style:family="text">
      <style:text-properties officeooo:rsid="0028950b"/>
    </style:style>
    <style:style style:name="T42" style:family="text">
      <style:text-properties officeooo:rsid="002a5235"/>
    </style:style>
    <style:style style:name="T43" style:family="text">
      <style:text-properties officeooo:rsid="002a8add"/>
    </style:style>
    <style:style style:name="T44" style:family="text">
      <style:text-properties fo:font-weight="bold" officeooo:rsid="002661c7" style:font-weight-asian="bold" style:font-weight-complex="bold"/>
    </style:style>
    <style:style style:name="T45" style:family="text">
      <style:text-properties officeooo:rsid="002afd7f"/>
    </style:style>
    <style:style style:name="T46" style:family="text">
      <style:text-properties officeooo:rsid="002b7f5a"/>
    </style:style>
    <style:style style:name="T47" style:family="text">
      <style:text-properties officeooo:rsid="002bf311"/>
    </style:style>
    <style:style style:name="T48" style:family="text">
      <style:text-properties officeooo:rsid="002c653b"/>
    </style:style>
    <style:style style:name="T49" style:family="text">
      <style:text-properties fo:font-weight="normal" officeooo:rsid="00273979" style:font-weight-asian="normal" style:font-weight-complex="normal"/>
    </style:style>
    <style:style style:name="T50" style:family="text">
      <style:text-properties fo:font-weight="normal" officeooo:rsid="002c653b" style:font-weight-asian="normal" style:font-weight-complex="normal"/>
    </style:style>
    <style:style style:name="T51" style:family="text">
      <style:text-properties officeooo:rsid="002e19ba"/>
    </style:style>
    <style:style style:name="T52" style:family="text">
      <style:text-properties officeooo:rsid="002fad20"/>
    </style:style>
    <style:style style:name="T53" style:family="text">
      <style:text-properties officeooo:rsid="00300bfc"/>
    </style:style>
    <style:style style:name="T54" style:family="text">
      <style:text-properties officeooo:rsid="003190fc"/>
    </style:style>
    <style:style style:name="T55" style:family="text">
      <style:text-properties officeooo:rsid="0032ad9a"/>
    </style:style>
    <style:style style:name="T56" style:family="text">
      <style:text-properties officeooo:rsid="0034261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s</text:p>
      <text:p text:style-name="P5"/>
      <text:list xml:id="list1565029151" text:style-name="L1">
        <text:list-item>
          <text:p text:style-name="P17"><text:span text:style-name="T29">A group is an algebraic structure, (G, *), </text:span><text:span text:style-name="T31">which obeys the following </text:span><text:span text:style-name="T33">axioms</text:span><text:span text:style-name="T31">,</text:span></text:p>
        </text:list-item>
      </text:list>
      <text:list xml:id="list1428930367" text:style-name="L2">
        <text:list-item>
          <text:list>
            <text:list-item>
              <text:p text:style-name="P19">G is closed under the binary operation *.</text:p>
            </text:list-item>
            <text:list-item>
              <text:p text:style-name="P19">G is associative w.r.t *.</text:p>
            </text:list-item>
            <text:list-item>
              <text:p text:style-name="P19">G has an identity <text:span text:style-name="T33">element.</text:span></text:p>
            </text:list-item>
            <text:list-item>
              <text:p text:style-name="P20">Every element of G has an inverse.</text:p>
            </text:list-item>
          </text:list>
        </text:list-item>
        <text:list-item>
          <text:p text:style-name="P21">Properties of groups</text:p>
          <text:list>
            <text:list-item>
              <text:p text:style-name="P23">Identity element is unique.</text:p>
            </text:list-item>
            <text:list-item>
              <text:p text:style-name="P23">Inverse of each element is unique.</text:p>
            </text:list-item>
            <text:list-item>
              <text:p text:style-name="P18"><text:span text:style-name="T28">(a</text:span><text:span text:style-name="T24">-1</text:span><text:span text:style-name="T15">)</text:span><text:span text:style-name="T24">-1</text:span><text:span text:style-name="T15"> = a</text:span></text:p>
            </text:list-item>
            <text:list-item>
              <text:p text:style-name="P18"><text:span text:style-name="T15">(a * b)</text:span><text:span text:style-name="T24">-1</text:span><text:span text:style-name="T15"> = b</text:span><text:span text:style-name="T24">-1</text:span><text:span text:style-name="T15"> * a</text:span><text:span text:style-name="T24">-1</text:span></text:p>
            </text:list-item>
            <text:list-item>
              <text:p text:style-name="P24">Cancellation laws</text:p>
              <text:list>
                <text:list-item>
                  <text:p text:style-name="P24"><draw:frame draw:style-name="fr1" draw:name="Object2" text:anchor-type="as-char" svg:y="-0.1484in" svg:width="1.2638in" svg:height="0.1839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  </text:list-item>
                <text:list-item>
                  <text:p text:style-name="P25"><draw:frame draw:style-name="fr1" draw:name="Object3" text:anchor-type="as-char" svg:y="-0.1484in" svg:width="1.2638in" svg:height="0.183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  </text:list-item>
              </text:list>
            </text:list-item>
          </text:list>
        </text:list-item>
        <text:list-item>
          <text:p text:style-name="P20"><text:span text:style-name="T32">The structure bestowed by a group on its underlying set, </text:span><text:span text:style-name="T33">G, through the binary operation, *,</text:span><text:span text:style-name="T32"> is </text:span></text:p>
        </text:list-item>
      </text:list>
      <text:list xml:id="list1028202349" text:style-name="L3">
        <text:list-item>
          <text:list>
            <text:list-item>
              <text:p text:style-name="P44">There is no ambiguity when performing operations on multiple elements of the group(associative property).</text:p>
            </text:list-item>
            <text:list-item>
              <text:p text:style-name="P43"><text:span text:style-name="T33">Existence of a special element in the underlying set(</text:span><text:span text:style-name="T32">identity</text:span><text:span text:style-name="T33">)</text:span><text:span text:style-name="T32">.</text:span></text:p>
            </text:list-item>
            <text:list-item>
              <text:p text:style-name="P43"><text:span text:style-name="T33">Existence of unique elements for every element </text:span><text:span text:style-name="T35">in the underlying set</text:span><text:span text:style-name="T33">(inverses).</text:span></text:p>
            </text:list-item>
          </text:list>
        </text:list-item>
      </text:list>
      <text:p text:style-name="P4"/>
      <text:p text:style-name="P4">Finite groups</text:p>
      <text:p text:style-name="P6">A group (G, *) is called a finite group <text:span text:style-name="T38">if the underlying set </text:span>G is a finite set.</text:p>
      <text:p text:style-name="P6"/>
      <text:p text:style-name="P4">Order of a group</text:p>
      <text:p text:style-name="P15"><text:span text:style-name="T27">In a finite group, </text:span><text:span text:style-name="T28">(G, *), the number of elements in G is the order of the group.</text:span></text:p>
      <text:p text:style-name="P14"/>
      <text:p text:style-name="P2">Abelian group</text:p>
      <text:list xml:id="list875359061" text:style-name="L4">
        <text:list-item>
          <text:p text:style-name="P45"><text:span text:style-name="T29">A</text:span><text:span text:style-name="T33">n</text:span><text:span text:style-name="T29"> </text:span><text:span text:style-name="T33">Abelian </text:span><text:span text:style-name="T29">group </text:span><text:span text:style-name="T33">bestows an additional structural criteria on the underlying set. This is that there is no order for the elements participating in an operation, i.e. </text:span><text:span text:style-name="T31">the commutative property </text:span><text:span text:style-name="T33">holds for all binary operations.</text:span></text:p>
        </text:list-item>
        <text:list-item>
          <text:p text:style-name="P46"><text:span text:style-name="T37">A group</text:span><text:span text:style-name="T36"> (G, *) is abelian if and only if </text:span><text:span text:style-name="T36"><draw:frame draw:style-name="fr1" draw:name="Object4" text:anchor-type="as-char" svg:y="-0.172in" svg:width="1.8181in" svg:height="0.2201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  <text:list-item>
          <text:p text:style-name="P47"><text:span text:style-name="T37">A group</text:span><text:span text:style-name="T36"> (G, *) is abelian if and only if </text:span><text:span text:style-name="T36"><draw:frame draw:style-name="fr1" draw:name="Object5" text:anchor-type="as-char" svg:y="-0.172in" svg:width="2.0366in" svg:height="0.220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</text:list-item>
      </text:list>
      <text:p text:style-name="P7"/>
      <text:p text:style-name="P11">Powers of elements in a group</text:p>
      <text:p text:style-name="P13">If (G, *), is a group, </text:p>
      <text:list xml:id="list2111158200" text:style-name="L5">
        <text:list-item>
          <text:p text:style-name="P48"><text:span text:style-name="T16">we define a</text:span><text:span text:style-name="T25">0</text:span><text:span text:style-name="T16"> = e, a</text:span><text:span text:style-name="T25">1 </text:span><text:span text:style-name="T16">= a * e = a, a</text:span><text:span text:style-name="T25">2 </text:span><text:span text:style-name="T16">= a * </text:span><text:span text:style-name="T17">a, …, a</text:span><text:span text:style-name="T26">n</text:span><text:span text:style-name="T17"> = a * a</text:span><text:span text:style-name="T26">n-1</text:span><text:span text:style-name="T17">.</text:span></text:p>
        </text:list-item>
        <text:list-item>
          <text:p text:style-name="P49"><text:span text:style-name="T17">As G is a group, it does have a inverse and hence, a</text:span><text:span text:style-name="T26">-n</text:span><text:span text:style-name="T17"> = a</text:span><text:span text:style-name="T26">-1</text:span><text:span text:style-name="T17"> * a</text:span><text:span text:style-name="T26">n</text:span></text:p>
        </text:list-item>
      </text:list>
      <text:p text:style-name="P51"/>
      <text:p text:style-name="P16"><text:span text:style-name="T21">Symmetric groups </text:span><text:span text:style-name="T22">and permutation groups</text:span></text:p>
      <text:list xml:id="list1305241537" text:style-name="L6">
        <text:list-item>
          <text:p text:style-name="P26"><text:span text:style-name="T47">A group S</text:span><text:span text:style-name="T6">n </text:span><text:span text:style-name="T47">= {</text:span><text:span text:style-name="T48">G,</text:span><text:span text:style-name="T48"><draw:frame draw:style-name="fr1" draw:name="Object13" text:anchor-type="as-char" svg:y="-0.0807in" svg:width="0.1492in" svg:height="0.0654in" draw:z-index="0"><draw:object xlink:href="./Object 13" xlink:type="simple" xlink:show="embed" xlink:actuate="onLoad"/><draw:image xlink:href="./ObjectReplacements/Object 13" xlink:type="simple" xlink:show="embed" xlink:actuate="onLoad"/></draw:frame></text:span><text:span text:style-name="T47">}, </text:span><text:span text:style-name="T48">where the und</text:span><text:span text:style-name="T42">erlying set </text:span><text:span text:style-name="T48">consists of all one-to-one functions, </text:span><text:span text:style-name="T42">f : A → A, </text:span><text:span text:style-name="T43">A = {1, 2, …, n},</text:span><text:span text:style-name="T42"> and the operation </text:span><text:span text:style-name="T48">is</text:span><text:span text:style-name="T42"> </text:span><text:span text:style-name="T48">a </text:span><text:span text:style-name="T42">composition between functions in the underlying set is called a symmetric group.</text:span></text:p>
        </text:list-item>
        <text:list-item>
          <text:p text:style-name="P26"><text:span text:style-name="T43">It is denoted by S</text:span><text:span text:style-name="T5">n</text:span><text:span text:style-name="T43">.</text:span></text:p>
        </text:list-item>
        <text:list-item>
          <text:p text:style-name="P27"><text:span text:style-name="T48">The underlying set can also be seen as a collection of all permutations of the set, A = { 1, 2, …, n}. </text:span><text:span text:style-name="T49">The </text:span><text:span text:style-name="T50">order of symmetric groups </text:span><text:span text:style-name="T49">is the thus equal to the number of permutations of the n </text:span><text:span text:style-name="T50">elements</text:span><text:span text:style-name="T49"> = n!.</text:span></text:p>
        </text:list-item>
        <text:list-item>
          <text:p text:style-name="P33"><text:span text:style-name="T51">For example,</text:span><draw:frame draw:style-name="fr1" draw:name="Object14" text:anchor-type="as-char" svg:y="-0.2598in" svg:width="3.3161in" svg:height="0.4591in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</text:list-item>
        <text:list-item>
          <text:p text:style-name="P34"><text:soft-page-break/><text:span text:style-name="T52">Only S</text:span><text:span text:style-name="T7">0</text:span><text:span text:style-name="T52">, S</text:span><text:span text:style-name="T7">1</text:span><text:span text:style-name="T52"> and S</text:span><text:span text:style-name="T7">2</text:span><text:span text:style-name="T52"> are abelian.</text:span></text:p>
        </text:list-item>
        <text:list-item>
          <text:p text:style-name="P36"><text:span text:style-name="T52">A permutation group is a subgroup of a symmetric group </text:span><text:span text:style-name="T55">which need not contain all the permutations</text:span><text:span text:style-name="T52">.</text:span></text:p>
          <text:list>
            <text:list-item>
              <text:p text:style-name="P35">Two permutations are equal if they have the same mapping.</text:p>
              <text:list>
                <text:list-header>
                  <text:p text:style-name="P37"><draw:frame draw:style-name="fr1" draw:name="Object12" text:anchor-type="as-char" svg:y="-0.2374in" svg:width="1.0398in" svg:height="0.4161in" draw:z-index="19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    </text:list-header>
              </text:list>
            </text:list-item>
          </text:list>
        </text:list-item>
      </text:list>
      <text:p text:style-name="P12"/>
      <text:p text:style-name="P9">Rigid motions<text:span text:style-name="T46"> and permutation groups</text:span></text:p>
      <text:list xml:id="list213907816" text:style-name="L7">
        <text:list-item>
          <text:p text:style-name="P28"><text:span text:style-name="T39">Geometrically, cycles can be rotated or reflected. These motions are called </text:span><text:span text:style-name="T44">rigid motions</text:span><text:span text:style-name="T39">.</text:span></text:p>
          <text:list>
            <text:list-item>
              <text:p text:style-name="P28"><text:span text:style-name="T39">Rotation is</text:span><text:span text:style-name="T45"> </text:span><text:span text:style-name="T39">motion of cycles about their centers in a two dimensional plain.</text:span></text:p>
              <text:list>
                <text:list-header>
                  <text:p text:style-name="P29"><text:span text:style-name="T53">An n-vertex cycle, C</text:span><text:span text:style-name="T8">n</text:span><text:span text:style-name="T53">, can be rotated in </text:span><text:span text:style-name="T53"><draw:frame draw:style-name="fr1" draw:name="Object6" text:anchor-type="as-char" svg:y="-0.2437in" svg:width="0.7484in" svg:height="0.3929in" draw:z-index="20"><draw:object xlink:href="./Object 12" xlink:type="simple" xlink:show="embed" xlink:actuate="onLoad"/><draw:image xlink:href="./ObjectReplacements/Object 12" xlink:type="simple" xlink:show="embed" xlink:actuate="onLoad"/></draw:frame></text:span><text:span text:style-name="T55"> </text:span><text:span text:style-name="T53">different ways about its center.</text:span></text:p>
                </text:list-header>
              </text:list>
            </text:list-item>
            <text:list-item>
              <text:p text:style-name="P30"><text:span text:style-name="T39">Reflection is motion of cycles about </text:span><text:span text:style-name="T54">different axises</text:span><text:span text:style-name="T39"> </text:span><text:span text:style-name="T52">in three dimensions. </text:span></text:p>
              <text:list>
                <text:list-item>
                  <text:p text:style-name="P30"><text:span text:style-name="T54">For cycles of odd length, each</text:span><text:span text:style-name="T52"> axis</text:span><text:span text:style-name="T39"> pass</text:span><text:span text:style-name="T52">es</text:span><text:span text:style-name="T39"> through one of the </text:span><text:span text:style-name="T55">n </text:span><text:span text:style-name="T39">vertices and the center </text:span><text:span text:style-name="T54">for cycles of odd length. </text:span><text:span text:style-name="T55">Thus there are n reflections.</text:span></text:p>
                </text:list-item>
                <text:list-item>
                  <text:p text:style-name="P38">For cycles of even length,</text:p>
                  <text:list>
                    <text:list-item>
                      <text:p text:style-name="P31"><text:span text:style-name="T55">T</text:span><text:span text:style-name="T54">he axis passes through the </text:span><text:span text:style-name="T55">symmetrically opposite vertices(n/2) and the </text:span><text:span text:style-name="T53">center </text:span><text:span text:style-name="T55">and</text:span></text:p>
                    </text:list-item>
                    <text:list-item>
                      <text:p text:style-name="P31"><text:span text:style-name="T55">The axis passes through the center of symmetrically opposite edges(n/2) </text:span><text:span text:style-name="T53">and the center.</text:span></text:p>
                    </text:list-item>
                  </text:list>
                  <text:p text:style-name="P38">Thus the total number of reflections is n is both cases</text:p>
                </text:list-item>
              </text:list>
              <text:p text:style-name="P31"><text:span text:style-name="T55">The total number of rigid motions of C</text:span><text:span text:style-name="T9">n</text:span><text:span text:style-name="T55"> = 360/n + n</text:span></text:p>
            </text:list-item>
          </text:list>
        </text:list-item>
        <text:list-item>
          <text:p text:style-name="P32"><text:span text:style-name="T52">Each of t</text:span><text:span text:style-name="T40">hese motions </text:span><text:span text:style-name="T52">is in fact a permutation of vertices</text:span><text:span text:style-name="T40">. </text:span><text:span text:style-name="T52">If G contains the the set of permutations which represent all possible rigid motions of C</text:span><text:span text:style-name="T7">n</text:span><text:span text:style-name="T52">, a group G can be defined on C</text:span><text:span text:style-name="T7">n </text:span><text:span text:style-name="T52">by</text:span><text:span text:style-name="T41"> defining an operation of applying two successive rigid motions,</text:span><text:span text:style-name="T41"><draw:frame draw:style-name="fr1" draw:name="Object7" text:anchor-type="as-char" svg:y="-0.122in" svg:width="0.2953in" svg:height="0.1646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1">, for</text:span><text:span text:style-name="T41"><draw:frame draw:style-name="fr1" draw:name="Object8" text:anchor-type="as-char" svg:y="-0.1484in" svg:width="0.6126in" svg:height="0.1902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41">.</text:span><text:span text:style-name="T41"><draw:frame draw:style-name="fr1" draw:name="Object9" text:anchor-type="as-char" svg:y="-0.122in" svg:width="0.2953in" svg:height="0.1646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41">is that motion obtained by applying first</text:span><text:span text:style-name="T41"><draw:frame draw:style-name="fr1" draw:name="Object11" text:anchor-type="as-char" svg:y="-0.0846in" svg:width="0.1898in" svg:height="0.0945in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41">and then </text:span><text:span text:style-name="T42">following</text:span><text:span text:style-name="T41"> up with</text:span><text:span text:style-name="T41"><draw:frame draw:style-name="fr1" draw:name="Object10" text:anchor-type="as-char" svg:y="-0.122in" svg:width="0.1701in" svg:height="0.1646in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41">.</text:span></text:p>
        </text:list-item>
        <text:list-item>
          <text:p text:style-name="P38">Thus groups representing rigid motions are permutation groups.</text:p>
        </text:list-item>
      </text:list>
      <text:p text:style-name="P39"/>
      <text:p text:style-name="P3">Examples</text:p>
      <text:list xml:id="list1159801127" text:continue-list="list1305241537" text:style-name="L6">
        <text:list-item>
          <text:p text:style-name="P22">Abelian group</text:p>
          <text:list>
            <text:list-item>
              <text:p text:style-name="P50">(Z, +)</text:p>
            </text:list-item>
            <text:list-item>
              <text:p text:style-name="P50">(Q, +)</text:p>
            </text:list-item>
            <text:list-item>
              <text:p text:style-name="P50">(R, +)</text:p>
            </text:list-item>
            <text:list-item>
              <text:p text:style-name="P50">(C, +)</text:p>
            </text:list-item>
            <text:list-item>
              <text:p text:style-name="P52"><text:span text:style-name="T2">(Z</text:span><text:span text:style-name="T3">n</text:span><text:span text:style-name="T13">, +</text:span><text:span text:style-name="T3">n</text:span><text:span text:style-name="T13">), </text:span><text:span text:style-name="T13"><draw:frame draw:style-name="fr1" draw:name="Object1" text:anchor-type="as-char" svg:y="-0.172in" svg:width="0.4626in" svg:height="0.2075in" draw:z-index="13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    </text:list-item>
            <text:list-item>
              <text:p text:style-name="P52"><text:span text:style-name="T14">(Z</text:span><text:span text:style-name="T4">p </text:span><text:span text:style-name="T14">- {0}, *</text:span><text:span text:style-name="T4">p</text:span><text:span text:style-name="T14">), p is prime</text:span></text:p>
            </text:list-item>
            <text:list-item>
              <text:p text:style-name="P52"><text:span text:style-name="T20">S</text:span><text:span text:style-name="T10">n</text:span><text:span text:style-name="T20">, </text:span><text:span text:style-name="T20"><draw:frame draw:style-name="fr1" draw:name="Object15" text:anchor-type="as-char" svg:y="-0.1484in" svg:width="0.389in" svg:height="0.1839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    </text:list-item>
          </text:list>
        </text:list-item>
        <text:list-item>
          <text:p text:style-name="P22">Group</text:p>
          <text:list>
            <text:list-item>
              <text:p text:style-name="P52"><text:span text:style-name="T1">(Z - {0}, *) </text:span><text:span text:style-name="T30">is not a group as it does not have inverses for its elements.</text:span></text:p>
            </text:list-item>
            <text:list-item>
              <text:p text:style-name="P50">(Q - {0}, *)</text:p>
            </text:list-item>
            <text:list-item>
              <text:p text:style-name="P50">(R - {0}, *)</text:p>
            </text:list-item>
            <text:list-item>
              <text:p text:style-name="P50">(C - {0}, *)</text:p>
            </text:list-item>
            <text:list-item>
              <text:p text:style-name="P53">(Z, -) is not a group as '-' is not associative.</text:p>
            </text:list-item>
            <text:list-item>
              <text:p text:style-name="P53"><text:span text:style-name="T23">S</text:span><text:span text:style-name="T12">n</text:span><text:span text:style-name="T23">, n &gt; 2</text:span></text:p>
            </text:list-item>
          </text:list>
        </text:list-item>
      </text:list>
      <text:p text:style-name="P10"/>
      <text:p text:style-name="P40">Direct product of groups</text:p>
      <text:list xml:id="list1855041951" text:style-name="L8">
        <text:list-item>
          <text:p text:style-name="P54"><text:span text:style-name="T19">If (G, .) and (H, *) are groups, the direct product is defined as the group,</text:span><text:span text:style-name="T19"><draw:frame draw:style-name="fr1" draw:name="Object16" text:anchor-type="as-char" svg:y="-0.152in" svg:width="0.7583in" svg:height="0.2in" draw:z-index="18"><draw:object xlink:href="./Object 16" xlink:type="simple" xlink:show="embed" xlink:actuate="onLoad"/><draw:image xlink:href="./ObjectReplacements/Object 16" xlink:type="simple" xlink:show="embed" xlink:actuate="onLoad"/></draw:frame></text:span><text:span text:style-name="T19">, with </text:span><text:span text:style-name="T19"><draw:frame draw:style-name="fr1" draw:name="Object17" text:anchor-type="as-char" svg:y="-0.0807in" svg:width="0.1492in" svg:height="0.0654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9">defined as </text:span><text:span text:style-name="T19"><draw:frame draw:style-name="fr1" draw:name="Object18" text:anchor-type="as-char" svg:y="-0.152in" svg:width="2.1138in" svg:height="0.2126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19">.</text:span></text:p>
        </text:list-item>
        <text:list-item>
          <text:p text:style-name="P54"><text:span text:style-name="T19">For example, consider the groups, (Z</text:span><text:span text:style-name="T11">2</text:span><text:span text:style-name="T19">, +) and (Z</text:span><text:span text:style-name="T11">3</text:span><text:span text:style-name="T19">, +), the direct product, </text:span><text:span text:style-name="T11"><draw:frame draw:style-name="fr1" draw:name="Object19" text:anchor-type="as-char" svg:y="-0.152in" svg:width="1.028in" svg:height="0.2126in" draw:z-index="11"><draw:object xlink:href="./Object 19" xlink:type="simple" xlink:show="embed" xlink:actuate="onLoad"/><draw:image xlink:href="./ObjectReplacements/Object 19" xlink:type="simple" xlink:show="embed" xlink:actuate="onLoad"/></draw:frame></text:span><text:span text:style-name="T19">, </text:span><text:soft-page-break/><text:span text:style-name="T19">is a group of order 2 * 3 = 6 with </text:span><text:span text:style-name="T19"><draw:frame draw:style-name="fr1" draw:name="Object21" text:anchor-type="as-char" svg:y="-0.0807in" svg:width="0.1492in" svg:height="0.0654in" draw:z-index="12"><draw:object xlink:href="./Object 21" xlink:type="simple" xlink:show="embed" xlink:actuate="onLoad"/><draw:image xlink:href="./ObjectReplacements/Object 21" xlink:type="simple" xlink:show="embed" xlink:actuate="onLoad"/></draw:frame></text:span><text:span text:style-name="T19"> defined as </text:span><text:span text:style-name="T19"><draw:frame draw:style-name="fr1" draw:name="Object20" text:anchor-type="as-char" svg:y="-0.152in" svg:width="2.1382in" svg:height="0.2126in" draw:z-index="16"><draw:object xlink:href="./Object 20" xlink:type="simple" xlink:show="embed" xlink:actuate="onLoad"/><draw:image xlink:href="./ObjectReplacements/Object 20" xlink:type="simple" xlink:show="embed" xlink:actuate="onLoad"/></draw:frame></text:span></text:p>
        </text:list-item>
      </text:list>
      <text:p text:style-name="P41"/>
      <text:p text:style-name="P8">References</text:p>
      <text:list xml:id="list305964369" text:style-name="L9">
        <text:list-item>
          <text:p text:style-name="P42">Grimaldi</text:p>
        </text:list-item>
        <text:list-item>
          <text:p text:style-name="P55"><text:a xlink:type="simple" xlink:href="http://en.wikipedia.org/wiki/Group_homomorphism"><text:span text:style-name="T18">Group Homomorphism</text:span></text:a></text:p>
        </text:list-item>
        <text:list-item>
          <text:p text:style-name="P56"><text:a xlink:type="simple" xlink:href="http://en.wikipedia.org/wiki/Graph_isomorphism"><text:span text:style-name="T34">Graph Isomorphism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2-18T12:45:07</meta:creation-date>
    <dc:date>2013-02-06T17:28:08</dc:date>
    <dc:creator>Kempa </dc:creator>
    <meta:editing-duration>PT19H32M49S</meta:editing-duration>
    <meta:editing-cycles>36</meta:editing-cycles>
    <meta:generator>LibreOffice/3.6$Linux_x86 LibreOffice_project/360m1$Build-2</meta:generator>
    <meta:document-statistic meta:table-count="0" meta:image-count="0" meta:object-count="21" meta:page-count="3" meta:paragraph-count="75" meta:word-count="788" meta:character-count="3862" meta:non-whitespace-character-count="3184"/>
  </office:meta>
</office:document-meta>
</file>

<file path=Object 1/content.xml><?xml version="1.0" encoding="utf-8"?>
<math xmlns="http://www.w3.org/1998/Math/MathML">
  <semantics>
    <mrow>
      <mrow>
        <mi>n</mi>
        <mo stretchy="false">∈</mo>
        <msup>
          <mi>Z</mi>
          <mtext>+</mtext>
        </msup>
      </mrow>
    </mrow>
    <annotation encoding="StarMath 5.0">n in Z^"+"</annotation>
  </semantics>
</math>
</file>

<file path=Object 10/content.xml><?xml version="1.0" encoding="utf-8"?>
<math xmlns="http://www.w3.org/1998/Math/MathML">
  <semantics>
    <mrow>
      <mo stretchy="false">β</mo>
    </mrow>
    <annotation encoding="StarMath 5.0">%beta</annotation>
  </semantics>
</math>
</file>

<file path=Object 11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2/content.xml><?xml version="1.0" encoding="utf-8"?>
<math xmlns="http://www.w3.org/1998/Math/MathML">
  <semantics>
    <mrow>
      <mrow>
        <mfrac>
          <mn>360</mn>
          <mrow>
            <mrow>
              <mn>360</mn>
              <mo stretchy="false">/</mo>
              <mi>n</mi>
            </mrow>
          </mrow>
        </mfrac>
        <mo stretchy="false">=</mo>
        <mi>n</mi>
      </mrow>
    </mrow>
    <annotation encoding="StarMath 5.0">360 over {360/n} = n</annotation>
  </semantics>
</math>
</file>

<file path=Object 13/content.xml><?xml version="1.0" encoding="utf-8"?>
<math xmlns="http://www.w3.org/1998/Math/MathML">
  <semantics>
    <mrow>
      <mo stretchy="false">∘</mo>
    </mrow>
    <annotation encoding="StarMath 5.0">circ</annotation>
  </semantics>
</math>
</file>

<file path=Object 14/content.xml><?xml version="1.0" encoding="utf-8"?>
<math xmlns="http://www.w3.org/1998/Math/MathML">
  <semantics>
    <mrow>
      <mrow>
        <msub>
          <mi>S</mi>
          <mn>3</mn>
        </msub>
        <mo stretchy="false">=</mo>
        <mfenced open="{" close="}">
          <mrow>
            <mfenced open="(" close=")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  <mtable>
                  <mtr>
                    <mtd>
                      <mrow>
                        <mn>2</mn>
                      </mrow>
                    </mtd>
                  </mtr>
                  <mtr>
                    <mtd>
                      <mrow>
                        <mn>2</mn>
                      </mrow>
                    </mtd>
                  </mtr>
                </mtable>
                <mtable>
                  <mtr>
                    <mtd>
                      <mrow>
                        <mn>3</mn>
                      </mrow>
                    </mtd>
                  </mtr>
                  <mtr>
                    <mtd>
                      <mrow>
                        <mn>3</mn>
                      </mrow>
                    </mtd>
                  </mtr>
                </mtable>
              </mrow>
            </mfenced>
            <mi>,</mi>
            <mfenced open="(" close=")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  <mtable>
                  <mtr>
                    <mtd>
                      <mrow>
                        <mn>2</mn>
                      </mrow>
                    </mtd>
                  </mtr>
                  <mtr>
                    <mtd>
                      <mrow>
                        <mn>3</mn>
                      </mrow>
                    </mtd>
                  </mtr>
                </mtable>
                <mtable>
                  <mtr>
                    <mtd>
                      <mrow>
                        <mn>3</mn>
                      </mrow>
                    </mtd>
                  </mtr>
                  <mtr>
                    <mtd>
                      <mrow>
                        <mn>2</mn>
                      </mrow>
                    </mtd>
                  </mtr>
                </mtable>
              </mrow>
            </mfenced>
            <mi>,</mi>
            <mfenced open="(" close=")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2</mn>
                      </mrow>
                    </mtd>
                  </mtr>
                </mtable>
                <mtable>
                  <mtr>
                    <mtd>
                      <mrow>
                        <mn>2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  <mtable>
                  <mtr>
                    <mtd>
                      <mrow>
                        <mn>3</mn>
                      </mrow>
                    </mtd>
                  </mtr>
                  <mtr>
                    <mtd>
                      <mrow>
                        <mn>3</mn>
                      </mrow>
                    </mtd>
                  </mtr>
                </mtable>
              </mrow>
            </mfenced>
            <mi>,</mi>
            <mfenced open="(" close=")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2</mn>
                      </mrow>
                    </mtd>
                  </mtr>
                </mtable>
                <mtable>
                  <mtr>
                    <mtd>
                      <mrow>
                        <mn>2</mn>
                      </mrow>
                    </mtd>
                  </mtr>
                  <mtr>
                    <mtd>
                      <mrow>
                        <mn>3</mn>
                      </mrow>
                    </mtd>
                  </mtr>
                </mtable>
                <mtable>
                  <mtr>
                    <mtd>
                      <mrow>
                        <mn>3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  <mi>,</mi>
            <mfenced open="(" close=")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3</mn>
                      </mrow>
                    </mtd>
                  </mtr>
                </mtable>
                <mtable>
                  <mtr>
                    <mtd>
                      <mrow>
                        <mn>2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  <mtable>
                  <mtr>
                    <mtd>
                      <mrow>
                        <mn>3</mn>
                      </mrow>
                    </mtd>
                  </mtr>
                  <mtr>
                    <mtd>
                      <mrow>
                        <mn>2</mn>
                      </mrow>
                    </mtd>
                  </mtr>
                </mtable>
              </mrow>
            </mfenced>
            <mi>,</mi>
            <mfenced open="(" close=")">
              <mrow>
                <mtable>
                  <mtr>
                    <mtd>
                      <mrow>
                        <mn>1</mn>
                      </mrow>
                    </mtd>
                  </mtr>
                  <mtr>
                    <mtd>
                      <mrow>
                        <mn>3</mn>
                      </mrow>
                    </mtd>
                  </mtr>
                </mtable>
                <mtable>
                  <mtr>
                    <mtd>
                      <mrow>
                        <mn>2</mn>
                      </mrow>
                    </mtd>
                  </mtr>
                  <mtr>
                    <mtd>
                      <mrow>
                        <mn>2</mn>
                      </mrow>
                    </mtd>
                  </mtr>
                </mtable>
                <mtable>
                  <mtr>
                    <mtd>
                      <mrow>
                        <mn>3</mn>
                      </mrow>
                    </mtd>
                  </mtr>
                  <mtr>
                    <mtd>
                      <mrow>
                        <mn>1</mn>
                      </mrow>
                    </mtd>
                  </mtr>
                </mtable>
              </mrow>
            </mfenced>
          </mrow>
        </mfenced>
      </mrow>
    </mrow>
    <annotation encoding="StarMath 5.0">S_3 =  left lbrace
left (stack {1 # 1} stack {2 # 2} stack{3 #3} right), 
left (stack {1 # 1} stack {2 # 3} stack{3 #2} right),
left (stack {1 # 2} stack {2 # 1} stack{3 #3} right),
left (stack {1 # 2} stack {2 # 3} stack{3 #1} right),
left (stack {1 # 3} stack {2 # 1} stack{3 #2} right),
left (stack {1 # 3} stack {2 # 2} stack{3 #1} right)
right rbrace</annotation>
  </semantics>
</math>
</file>

<file path=Object 15/content.xml><?xml version="1.0" encoding="utf-8"?>
<math xmlns="http://www.w3.org/1998/Math/MathML">
  <semantics>
    <mrow>
      <mrow>
        <mi>n</mi>
        <mo stretchy="false">≤</mo>
        <mn>2</mn>
      </mrow>
    </mrow>
    <annotation encoding="StarMath 5.0">n le 2</annotation>
  </semantics>
</math>
</file>

<file path=Object 16/content.xml><?xml version="1.0" encoding="utf-8"?>
<math xmlns="http://www.w3.org/1998/Math/MathML">
  <semantics>
    <mrow>
      <mrow>
        <mo stretchy="false">(</mo>
        <mrow>
          <mrow>
            <mi>G</mi>
            <mo stretchy="false">×</mo>
            <mi>H</mi>
          </mrow>
          <mi>,</mi>
          <mo stretchy="false">∘</mo>
        </mrow>
        <mo stretchy="false">)</mo>
      </mrow>
    </mrow>
    <annotation encoding="StarMath 5.0">(G times H, circ)</annotation>
  </semantics>
</math>
</file>

<file path=Object 17/content.xml><?xml version="1.0" encoding="utf-8"?>
<math xmlns="http://www.w3.org/1998/Math/MathML">
  <semantics>
    <mrow>
      <mo stretchy="false">∘</mo>
    </mrow>
    <annotation encoding="StarMath 5.0">circ</annotation>
  </semantics>
</math>
</file>

<file path=Object 18/content.xml><?xml version="1.0" encoding="utf-8"?>
<math xmlns="http://www.w3.org/1998/Math/MathML">
  <semantics>
    <mrow>
      <mrow>
        <mo stretchy="false">(</mo>
        <mrow>
          <msub>
            <mi>g</mi>
            <mn>1,</mn>
          </msub>
          <msub>
            <mi>h</mi>
            <mn>1</mn>
          </msub>
        </mrow>
        <mo stretchy="false">)</mo>
      </mrow>
      <mo stretchy="false">∘</mo>
      <mrow>
        <mrow>
          <mo stretchy="false">(</mo>
          <mrow>
            <msub>
              <mi>g</mi>
              <mn>2,</mn>
            </msub>
            <msub>
              <mi>h</mi>
              <mn>2</mn>
            </msub>
          </mrow>
          <mo stretchy="false">)</mo>
        </mrow>
        <mo stretchy="false">=</mo>
        <mrow>
          <mo stretchy="false">(</mo>
          <mrow>
            <msub>
              <mi>g</mi>
              <mn>1</mn>
            </msub>
            <mi>.</mi>
            <msub>
              <mi>g</mi>
              <mn>2,</mn>
            </msub>
            <mrow>
              <msub>
                <mi>h</mi>
                <mn>1</mn>
              </msub>
              <mo stretchy="false">∗</mo>
              <msub>
                <mi>h</mi>
                <mn>2</mn>
              </msub>
            </mrow>
          </mrow>
          <mo stretchy="false">)</mo>
        </mrow>
      </mrow>
    </mrow>
    <annotation encoding="StarMath 5.0">(g_1, h_1) circ (g_2, h_2) = (g_1 . g_2, h_1 * h_2)</annotation>
  </semantics>
</math>
</file>

<file path=Object 19/content.xml><?xml version="1.0" encoding="utf-8"?>
<math xmlns="http://www.w3.org/1998/Math/MathML">
  <semantics>
    <mrow>
      <mrow>
        <mi>G</mi>
        <mo stretchy="false">=</mo>
        <mrow>
          <mo stretchy="false">(</mo>
          <mrow>
            <mrow>
              <msub>
                <mi>Z</mi>
                <mn>2</mn>
              </msub>
              <mo stretchy="false">×</mo>
              <msub>
                <mi>Z</mi>
                <mn>3,</mn>
              </msub>
            </mrow>
            <mo stretchy="false">∘</mo>
          </mrow>
          <mo stretchy="false">)</mo>
        </mrow>
      </mrow>
    </mrow>
    <annotation encoding="StarMath 5.0">G = (Z_2 times Z_3, circ)</annotation>
  </semantics>
</math>
</file>

<file path=Object 2/content.xml><?xml version="1.0" encoding="utf-8"?>
<math xmlns="http://www.w3.org/1998/Math/MathML">
  <semantics>
    <mrow>
      <mrow>
        <mrow>
          <mi>a</mi>
          <mo stretchy="false">∗</mo>
          <mi>b</mi>
        </mrow>
        <mo stretchy="false">=</mo>
        <mrow>
          <mi>c</mi>
          <mo stretchy="false">∗</mo>
          <mi>b</mi>
        </mrow>
      </mrow>
      <mo stretchy="false">⇒</mo>
      <mrow>
        <mi>a</mi>
        <mo stretchy="false">=</mo>
        <mi>c</mi>
      </mrow>
    </mrow>
    <annotation encoding="StarMath 5.0">a * b = c * b drarrow a = c</annotation>
  </semantics>
</math>
</file>

<file path=Object 20/content.xml><?xml version="1.0" encoding="utf-8"?>
<math xmlns="http://www.w3.org/1998/Math/MathML">
  <semantics>
    <mrow>
      <mrow>
        <mo stretchy="false">(</mo>
        <mrow>
          <msub>
            <mi>a</mi>
            <mn>1,</mn>
          </msub>
          <msub>
            <mi>b</mi>
            <mn>1</mn>
          </msub>
        </mrow>
        <mo stretchy="false">)</mo>
      </mrow>
      <mo stretchy="false">∘</mo>
      <mrow>
        <mrow>
          <mo stretchy="false">(</mo>
          <mrow>
            <msub>
              <mi>a</mi>
              <mn>2,</mn>
            </msub>
            <msub>
              <mi>b</mi>
              <mn>2</mn>
            </msub>
          </mrow>
          <mo stretchy="false">)</mo>
        </mrow>
        <mo stretchy="false">=</mo>
        <mrow>
          <mo stretchy="false">(</mo>
          <mrow>
            <mrow>
              <msub>
                <mi>a</mi>
                <mn>1</mn>
              </msub>
              <mo stretchy="false">+</mo>
              <msub>
                <mi>a</mi>
                <mn>2,</mn>
              </msub>
            </mrow>
            <mrow>
              <msub>
                <mi>b</mi>
                <mn>1</mn>
              </msub>
              <mo stretchy="false">+</mo>
              <msub>
                <mi>b</mi>
                <mn>2</mn>
              </msub>
            </mrow>
          </mrow>
          <mo stretchy="false">)</mo>
        </mrow>
      </mrow>
    </mrow>
    <annotation encoding="StarMath 5.0">(a_1, b_1) circ (a_2, b_2) = (a_1 + a_2, b_1 + b_2)</annotation>
  </semantics>
</math>
</file>

<file path=Object 21/content.xml><?xml version="1.0" encoding="utf-8"?>
<math xmlns="http://www.w3.org/1998/Math/MathML">
  <semantics>
    <mrow>
      <mo stretchy="false">∘</mo>
    </mrow>
    <annotation encoding="StarMath 5.0">circ</annotation>
  </semantics>
</math>
</file>

<file path=Object 3/content.xml><?xml version="1.0" encoding="utf-8"?>
<math xmlns="http://www.w3.org/1998/Math/MathML">
  <semantics>
    <mrow>
      <mrow>
        <mrow>
          <mi>a</mi>
          <mo stretchy="false">∗</mo>
          <mi>b</mi>
        </mrow>
        <mo stretchy="false">=</mo>
        <mrow>
          <mi>a</mi>
          <mo stretchy="false">∗</mo>
          <mi>c</mi>
        </mrow>
      </mrow>
      <mo stretchy="false">⇒</mo>
      <mrow>
        <mi>b</mi>
        <mo stretchy="false">=</mo>
        <mi>c</mi>
      </mrow>
    </mrow>
    <annotation encoding="StarMath 5.0">a * b = a * c drarrow b = c</annotation>
  </semantics>
</math>
</file>

<file path=Object 4/content.xml><?xml version="1.0" encoding="utf-8"?>
<math xmlns="http://www.w3.org/1998/Math/MathML">
  <semantics>
    <mrow>
      <mo stretchy="false">∀</mo>
      <mi>a</mi>
      <mi>,</mi>
      <mrow>
        <mi>b</mi>
        <mo stretchy="false">∈</mo>
        <mi>G</mi>
      </mrow>
      <mi>,</mi>
      <mrow>
        <msup>
          <mrow>
            <mo stretchy="false">(</mo>
            <mrow>
              <mrow>
                <mi>a</mi>
                <mo stretchy="false">∗</mo>
                <mi>b</mi>
              </mrow>
            </mrow>
            <mo stretchy="false">)</mo>
          </mrow>
          <mn>2</mn>
        </msup>
        <mo stretchy="false">=</mo>
        <mrow>
          <msup>
            <mi>a</mi>
            <mn>2</mn>
          </msup>
          <mo stretchy="false">∗</mo>
          <msup>
            <mi>b</mi>
            <mn>2</mn>
          </msup>
        </mrow>
      </mrow>
    </mrow>
    <annotation encoding="StarMath 5.0">forall a,b  in G, (a * b)^2 = a^2 * b^2</annotation>
  </semantics>
</math>
</file>

<file path=Object 5/content.xml><?xml version="1.0" encoding="utf-8"?>
<math xmlns="http://www.w3.org/1998/Math/MathML">
  <semantics>
    <mrow>
      <mo stretchy="false">∀</mo>
      <mi>a</mi>
      <mi>,</mi>
      <mrow>
        <mi>b</mi>
        <mo stretchy="false">∈</mo>
        <mi>G</mi>
      </mrow>
      <mi>,</mi>
      <mrow>
        <msup>
          <mrow>
            <mo stretchy="false">(</mo>
            <mrow>
              <mrow>
                <mi>a</mi>
                <mo stretchy="false">∗</mo>
                <mi>b</mi>
              </mrow>
            </mrow>
            <mo stretchy="false">)</mo>
          </mrow>
          <mrow>
            <mo stretchy="false">−</mo>
            <mn>1</mn>
          </mrow>
        </msup>
        <mo stretchy="false">=</mo>
        <mrow>
          <msup>
            <mi>a</mi>
            <mrow>
              <mo stretchy="false">−</mo>
              <mn>1</mn>
            </mrow>
          </msup>
          <mo stretchy="false">∗</mo>
          <msup>
            <mi>b</mi>
            <mrow>
              <mo stretchy="false">−</mo>
              <mn>1</mn>
            </mrow>
          </msup>
        </mrow>
      </mrow>
    </mrow>
    <annotation encoding="StarMath 5.0">forall a,b  in G, (a * b)^-1 = a^-1 * b^-1</annotation>
  </semantics>
</math>
</file>

<file path=Object 6/content.xml><?xml version="1.0" encoding="utf-8"?>
<math xmlns="http://www.w3.org/1998/Math/MathML">
  <semantics>
    <mrow>
      <mrow>
        <mfenced open="(" close=")">
          <mrow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3</mn>
                  </mrow>
                </mtd>
              </mtr>
            </mtable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1</mn>
                  </mrow>
                </mtd>
              </mtr>
            </mtable>
          </mrow>
        </mfenced>
        <mo stretchy="false">=</mo>
        <mfenced open="(" close=")">
          <mrow>
            <mtable>
              <mtr>
                <mtd>
                  <mrow>
                    <mn>2</mn>
                  </mrow>
                </mtd>
              </mtr>
              <mtr>
                <mtd>
                  <mrow>
                    <mn>3</mn>
                  </mrow>
                </mtd>
              </mtr>
            </mtable>
            <mtable>
              <mtr>
                <mtd>
                  <mrow>
                    <mn>3</mn>
                  </mrow>
                </mtd>
              </mtr>
              <mtr>
                <mtd>
                  <mrow>
                    <mn>1</mn>
                  </mrow>
                </mtd>
              </mtr>
            </mtable>
            <mtable>
              <mtr>
                <mtd>
                  <mrow>
                    <mn>1</mn>
                  </mrow>
                </mtd>
              </mtr>
              <mtr>
                <mtd>
                  <mrow>
                    <mn>2</mn>
                  </mrow>
                </mtd>
              </mtr>
            </mtable>
          </mrow>
        </mfenced>
      </mrow>
    </mrow>
    <annotation encoding="StarMath 5.0">left ( stack {1 # 2} stack {2 # 3} stack {3 # 1}right ) = 
left ( stack {2 # 3} stack {3 # 1} stack {1 # 2}right ) </annotation>
  </semantics>
</math>
</file>

<file path=Object 7/content.xml><?xml version="1.0" encoding="utf-8"?>
<math xmlns="http://www.w3.org/1998/Math/MathML">
  <semantics>
    <mrow>
      <mo stretchy="false">α</mo>
      <mo stretchy="false">β</mo>
    </mrow>
    <annotation encoding="StarMath 5.0">%alpha %beta</annotation>
  </semantics>
</math>
</file>

<file path=Object 8/content.xml><?xml version="1.0" encoding="utf-8"?>
<math xmlns="http://www.w3.org/1998/Math/MathML">
  <semantics>
    <mrow>
      <mo stretchy="false">α</mo>
      <mi>,</mi>
      <mrow>
        <mo stretchy="false">β</mo>
        <mo stretchy="false">∈</mo>
        <mi>G</mi>
      </mrow>
    </mrow>
    <annotation encoding="StarMath 5.0">%alpha, %beta in G</annotation>
  </semantics>
</math>
</file>

<file path=Object 9/content.xml><?xml version="1.0" encoding="utf-8"?>
<math xmlns="http://www.w3.org/1998/Math/MathML">
  <semantics>
    <mrow>
      <mo stretchy="false">α</mo>
      <mo stretchy="false">β</mo>
    </mrow>
    <annotation encoding="StarMath 5.0">%alpha %beta</annotation>
  </semantics>
</math>
</file>